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26424"/>
          <table:table-cell office:value-type="float" office:value="0.044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250.0"/>
          <table:table-cell office:value-type="float" office:value="354.0"/>
          <table:table-cell office:value-type="float" office:value="906.0"/>
          <table:table-cell office:value-type="float" office:value="2623.0"/>
          <table:table-cell office:value-type="float" office:value="119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2.0"/>
          <table:table-cell office:value-type="float" office:value="5700.0"/>
          <table:table-cell office:value-type="float" office:value="5002.0"/>
          <table:table-cell office:value-type="float" office:value="3425.0"/>
          <table:table-cell office:value-type="float" office:value="2296.0"/>
          <table:table-cell office:value-type="float" office:value="10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616606"/>
          <table:table-cell office:value-type="float" office:value="0.03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74.0"/>
          <table:table-cell office:value-type="float" office:value="89.0"/>
          <table:table-cell office:value-type="float" office:value="1016.0"/>
          <table:table-cell office:value-type="float" office:value="3035.0"/>
          <table:table-cell office:value-type="float" office:value="119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4.0"/>
          <table:table-cell office:value-type="float" office:value="5646.0"/>
          <table:table-cell office:value-type="float" office:value="4948.0"/>
          <table:table-cell office:value-type="float" office:value="3421.0"/>
          <table:table-cell office:value-type="float" office:value="2296.0"/>
          <table:table-cell office:value-type="float" office:value="10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632622"/>
          <table:table-cell office:value-type="float" office:value="0.03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140.0"/>
          <table:table-cell office:value-type="float" office:value="1118.0"/>
          <table:table-cell office:value-type="float" office:value="3417.0"/>
          <table:table-cell office:value-type="float" office:value="118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6.0"/>
          <table:table-cell office:value-type="float" office:value="5596.0"/>
          <table:table-cell office:value-type="float" office:value="4898.0"/>
          <table:table-cell office:value-type="float" office:value="3417.0"/>
          <table:table-cell office:value-type="float" office:value="2296.0"/>
          <table:table-cell office:value-type="float" office:value="10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